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row table:number-rows-repeated="777">
          <table:table-cell table:number-rows-spanned="2" table:style-name="Table1.A1" office:value-type="string">
            <text:p text:style-name="Table_20_Contents">Eins</text:p>
          </table:table-cell>
          <table:table-cell table:number-columns-repeated="2" table:style-name="Table1.B1" office:value-type="string">
            <text:p text:style-name="Table_20_Contents">Zwei</text:p>
          </table:table-cell>
          <table:table-cell table:style-name="Table1.A1" office:value-type="string">
            <text:p text:style-name="Table_20_Contents">vier</text:p>
          </table:table-cell>
        </table:table-row>
        <table:table-row>
          <table:covered-table-cell/>
          <table:table-cell table:number-columns-spanned="2" table:style-name="Table1.B2" office:value-type="string">
            <text:p text:style-name="Table_20_Contents">sechs</text:p>
          </table:table-cell>
          <table:covered-table-cell/>
          <table:table-cell table:style-name="Table1.B2" office:value-type="string">
            <text:p text:style-name="Table_20_Contents">acht</text:p>
          </table:table-cell>
        </table:table-row>
      </table:table>
      <!--
			<table:table table:name="Table1" table:style-name="Table1">
				<table:table-column table:style-name="Table1.A" table:number-columns-repeated="4"/>
				<table:table-row table:number-rows-repeated="777"></table:table-row>	
				<table:table-row></table:table-row>				
			</table:table>			
-->
      <!--<text:p text:style-name="Standard">fünf</text:p>
			<text:p text:style-name="Standard">1<text:p text:style-name="Standard">2</text:p></text:p>--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6T12:09:54.94</meta:creation-date>
    <meta:document-statistic meta:table-count="1" meta:image-count="0" meta:object-count="0" meta:page-count="1" meta:paragraph-count="5" meta:word-count="5" meta:character-count="20"/>
    <dc:date>2012-08-06T12:11:39.14</dc:date>
    <meta:editing-duration>PT1M45S</meta:editing-duration>
    <meta:editing-cycles>1</meta:editing-cycles>
    <meta:generator>OpenOffice.org/3.4$Win32 OpenOffice.org_project/340m1$Build-9590</meta:generator>
  </office:meta>
</office:document-meta>
</file>